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bd4f" officeooo:paragraph-rsid="000cbd4f"/>
    </style:style>
    <style:style style:name="P2" style:family="paragraph" style:parent-style-name="Standard" style:list-style-name="L1">
      <style:text-properties officeooo:rsid="000cbd4f" officeooo:paragraph-rsid="000cbd4f"/>
    </style:style>
    <style:style style:name="P3" style:family="paragraph" style:parent-style-name="Standard" style:list-style-name="L2">
      <style:text-properties officeooo:rsid="000cbd4f" officeooo:paragraph-rsid="000cbd4f"/>
    </style:style>
    <style:style style:name="P4" style:family="paragraph" style:parent-style-name="Standard" style:list-style-name="L2">
      <style:text-properties officeooo:rsid="000cbd4f" officeooo:paragraph-rsid="000da1f0"/>
    </style:style>
    <style:style style:name="P5" style:family="paragraph" style:parent-style-name="Standard" style:list-style-name="L2">
      <style:text-properties officeooo:rsid="000e8129" officeooo:paragraph-rsid="000e8129"/>
    </style:style>
    <style:style style:name="T1" style:family="text">
      <style:text-properties officeooo:rsid="000da1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ked a room documentation</text:p>
      <text:p text:style-name="P1">-Home page containing</text:p>
      <text:list xml:id="list3068565149" text:style-name="L1">
        <text:list-item>
          <text:p text:style-name="P2">About us</text:p>
        </text:list-item>
        <text:list-item>
          <text:p text:style-name="P2">our services</text:p>
        </text:list-item>
        <text:list-item>
          <text:p text:style-name="P2">contact us</text:p>
        </text:list-item>
        <text:list-item>
          <text:p text:style-name="P2">frequently asked question</text:p>
        </text:list-item>
      </text:list>
      <text:p text:style-name="P1">-Registration and login page</text:p>
      <text:p text:style-name="P1">narration: the user authentication allows you to </text:p>
      <text:list xml:id="list339822596" text:style-name="L2">
        <text:list-item>
          <text:p text:style-name="P3">to see rooms as a list</text:p>
        </text:list-item>
        <text:list-item>
          <text:p text:style-name="P4">The rooms already book can be visible to the login user but should be disabled</text:p>
        </text:list-item>
        <text:list-item>
          <text:p text:style-name="P4">Filter <text:span text:style-name="T1">base on all rooms / available rooms</text:span></text:p>
        </text:list-item>
        <text:list-item>
          <text:p text:style-name="P3">view <text:span text:style-name="T1">available </text:span>room descriptions</text:p>
        </text:list-item>
        <text:list-item>
          <text:p text:style-name="P3">book <text:span text:style-name="T1">available</text:span> room</text:p>
        </text:list-item>
        <text:list-item>
          <text:p text:style-name="P3">cancel booking</text:p>
        </text:list-item>
        <text:list-item>
          <text:p text:style-name="P5">start date and end date (once the date is due the room should be open for booking)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05:39:59.120875916</meta:creation-date>
    <dc:date>2022-09-23T06:02:52.824383964</dc:date>
    <meta:editing-duration>PT12M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93" meta:character-count="480" meta:non-whitespace-character-count="412"/>
  </office:meta>
</office:document-meta>
</file>